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5.754cm"/>
    </style:style>
    <style:style style:name="co4" style:family="table-column">
      <style:table-column-properties fo:break-before="auto" style:column-width="5.59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-over-entry-4" table:style-name="ta1">
        <table:shapes>
          <draw:frame draw:z-index="0" draw:style-name="gr1" draw:text-style-name="P1" svg:width="15.994cm" svg:height="9.004cm" svg:x="2.355cm" svg:y="3.772cm">
            <draw:object draw:notify-on-update-of-ranges="'results-over-entry-4'.A1:'results-over-entry-4'.A1 'results-over-entry-4'.A2:'results-over-entry-4'.A7 'results-over-entry-4'.G1:'results-over-entry-4'.G1 'results-over-entry-4'.G2:'results-over-entry-4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étodo de ordenação</text:p>
          </table:table-cell>
          <table:table-cell office:value-type="string" calcext:value-type="string">
            <text:p>Tempo da primeira execução (ms)</text:p>
          </table:table-cell>
          <table:table-cell office:value-type="string" calcext:value-type="string">
            <text:p>Tempo da segunda execução (ms)</text:p>
          </table:table-cell>
          <table:table-cell office:value-type="string" calcext:value-type="string">
            <text:p>Tempo da terceira execução (ms)</text:p>
          </table:table-cell>
          <table:table-cell office:value-type="string" calcext:value-type="string">
            <text:p>Tempo da quarta execução (ms)</text:p>
          </table:table-cell>
          <table:table-cell office:value-type="string" calcext:value-type="string">
            <text:p>Tempo da quinta execução (ms)</text:p>
          </table:table-cell>
          <table:table-cell office:value-type="string" calcext:value-type="string">
            <text:p>Média aritmética</text:p>
          </table:table-cell>
        </table:table-row>
        <table:table-row table:style-name="ro1">
          <table:table-cell office:value-type="string" calcext:value-type="string">
            <text:p>Bubble(Bolha)</text:p>
          </table:table-cell>
          <table:table-cell office:value-type="float" office:value="831713" calcext:value-type="float">
            <text:p>831713</text:p>
          </table:table-cell>
          <table:table-cell office:value-type="float" office:value="817543" calcext:value-type="float">
            <text:p>817543</text:p>
          </table:table-cell>
          <table:table-cell office:value-type="float" office:value="842896" calcext:value-type="float">
            <text:p>842896</text:p>
          </table:table-cell>
          <table:table-cell office:value-type="float" office:value="844194" calcext:value-type="float">
            <text:p>844194</text:p>
          </table:table-cell>
          <table:table-cell office:value-type="float" office:value="838802" calcext:value-type="float">
            <text:p>838802</text:p>
          </table:table-cell>
          <table:table-cell office:value-type="float" office:value="835029.6" calcext:value-type="float">
            <text:p>835029,6</text:p>
          </table:table-cell>
        </table:table-row>
        <table:table-row table:style-name="ro1">
          <table:table-cell office:value-type="string" calcext:value-type="string">
            <text:p>Selection(Seleção)</text:p>
          </table:table-cell>
          <table:table-cell office:value-type="float" office:value="409835" calcext:value-type="float">
            <text:p>409835</text:p>
          </table:table-cell>
          <table:table-cell office:value-type="float" office:value="418584" calcext:value-type="float">
            <text:p>418584</text:p>
          </table:table-cell>
          <table:table-cell office:value-type="float" office:value="410533" calcext:value-type="float">
            <text:p>410533</text:p>
          </table:table-cell>
          <table:table-cell office:value-type="float" office:value="409581" calcext:value-type="float">
            <text:p>409581</text:p>
          </table:table-cell>
          <table:table-cell office:value-type="float" office:value="405091" calcext:value-type="float">
            <text:p>405091</text:p>
          </table:table-cell>
          <table:table-cell office:value-type="float" office:value="410724.8" calcext:value-type="float">
            <text:p>410724,8</text:p>
          </table:table-cell>
        </table:table-row>
        <table:table-row table:style-name="ro1">
          <table:table-cell office:value-type="string" calcext:value-type="string">
            <text:p>Inserction(Inserção)</text:p>
          </table:table-cell>
          <table:table-cell office:value-type="float" office:value="264.015" calcext:value-type="float">
            <text:p>264,015</text:p>
          </table:table-cell>
          <table:table-cell office:value-type="float" office:value="264.011" calcext:value-type="float">
            <text:p>264,011</text:p>
          </table:table-cell>
          <table:table-cell office:value-type="float" office:value="280.632" calcext:value-type="float">
            <text:p>280,632</text:p>
          </table:table-cell>
          <table:table-cell office:value-type="float" office:value="263.957" calcext:value-type="float">
            <text:p>263,957</text:p>
          </table:table-cell>
          <table:table-cell office:value-type="float" office:value="266.232" calcext:value-type="float">
            <text:p>266,232</text:p>
          </table:table-cell>
          <table:table-cell office:value-type="float" office:value="267.769" calcext:value-type="float">
            <text:p>267,769</text:p>
          </table:table-cell>
        </table:table-row>
        <table:table-row table:style-name="ro1">
          <table:table-cell office:value-type="string" calcext:value-type="string">
            <text:p>Merge(Intercalação)</text:p>
          </table:table-cell>
          <table:table-cell office:value-type="float" office:value="29.9" calcext:value-type="float">
            <text:p>29,9</text:p>
          </table:table-cell>
          <table:table-cell office:value-type="float" office:value="29.91" calcext:value-type="float">
            <text:p>29,91</text:p>
          </table:table-cell>
          <table:table-cell office:value-type="float" office:value="29.87" calcext:value-type="float">
            <text:p>29,87</text:p>
          </table:table-cell>
          <table:table-cell office:value-type="float" office:value="29.86" calcext:value-type="float">
            <text:p>29,86</text:p>
          </table:table-cell>
          <table:table-cell office:value-type="float" office:value="29.88" calcext:value-type="float">
            <text:p>29,88</text:p>
          </table:table-cell>
          <table:table-cell office:value-type="float" office:value="29.884" calcext:value-type="float">
            <text:p>29,884</text:p>
          </table:table-cell>
        </table:table-row>
        <table:table-row table:style-name="ro1">
          <table:table-cell office:value-type="string" calcext:value-type="string">
            <text:p>Quick(Rápida)</text:p>
          </table:table-cell>
          <table:table-cell office:value-type="float" office:value="46.766" calcext:value-type="float">
            <text:p>46,766</text:p>
          </table:table-cell>
          <table:table-cell office:value-type="float" office:value="46.467" calcext:value-type="float">
            <text:p>46,467</text:p>
          </table:table-cell>
          <table:table-cell office:value-type="float" office:value="47.105" calcext:value-type="float">
            <text:p>47,105</text:p>
          </table:table-cell>
          <table:table-cell office:value-type="float" office:value="47.573" calcext:value-type="float">
            <text:p>47,573</text:p>
          </table:table-cell>
          <table:table-cell office:value-type="float" office:value="46.796" calcext:value-type="float">
            <text:p>46,796</text:p>
          </table:table-cell>
          <table:table-cell office:value-type="float" office:value="46.941" calcext:value-type="float">
            <text:p>46,941</text:p>
          </table:table-cell>
        </table:table-row>
        <table:table-row table:style-name="ro1">
          <table:table-cell office:value-type="string" calcext:value-type="string">
            <text:p>Heap(Pilha)</text:p>
          </table:table-cell>
          <table:table-cell office:value-type="float" office:value="123191" calcext:value-type="float">
            <text:p>123191</text:p>
          </table:table-cell>
          <table:table-cell office:value-type="float" office:value="123143" calcext:value-type="float">
            <text:p>123143</text:p>
          </table:table-cell>
          <table:table-cell office:value-type="float" office:value="123206" calcext:value-type="float">
            <text:p>123206</text:p>
          </table:table-cell>
          <table:table-cell office:value-type="float" office:value="122988" calcext:value-type="float">
            <text:p>122988</text:p>
          </table:table-cell>
          <table:table-cell office:value-type="float" office:value="123012" calcext:value-type="float">
            <text:p>123012</text:p>
          </table:table-cell>
          <table:table-cell office:value-type="float" office:value="123108" calcext:value-type="float">
            <text:p>123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6T17:34:55.028000000</dc:date>
    <meta:editing-duration>PT5M13S</meta:editing-duration>
    <meta:editing-cycles>2</meta:editing-cycles>
    <meta:generator>LibreOffice/7.5.3.2$Windows_X86_64 LibreOffice_project/9f56dff12ba03b9acd7730a5a481eea045e468f3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5.03cm" svg:y="0.316cm" chart:style-name="ch2">
          <text:p>Ordenação da quarta entrada</text:p>
        </chart:title>
        <chart:legend chart:legend-position="end" svg:x="12.7cm" svg:y="4.203cm" style:legend-expansion="high" chart:style-name="ch3"/>
        <chart:plot-area chart:style-name="ch4" table:cell-range-address="'results-over-entry-4'.A1:'results-over-entry-4'.A7 'results-over-entry-4'.G1:'results-over-entry-4'.G7" chart:data-source-has-labels="both" svg:x="1.33cm" svg:y="1.275cm" svg:width="11.051cm" svg:height="6.569cm">
          <chart:coordinate-region svg:x="2.692cm" svg:y="1.474cm" svg:width="9.689cm" svg:height="3.688cm"/>
          <chart:axis chart:dimension="x" chart:name="primary-x" chart:style-name="ch5" chartooo:axis-type="auto">
            <chartooo:date-scale/>
            <chart:title svg:x="5.21cm" svg:y="8.024cm" chart:style-name="ch6">
              <text:p>Método de ordenação</text:p>
            </chart:title>
            <chart:categories table:cell-range-address="'results-over-entry-4'.A2:'results-over-entry-4'.A7"/>
          </chart:axis>
          <chart:axis chart:dimension="y" chart:name="primary-y" chart:style-name="ch7">
            <chart:title svg:x="0.451cm" svg:y="7.646cm" chart:style-name="ch8">
              <text:p>Média aritmética dos tempos de execução</text:p>
            </chart:title>
            <chart:grid chart:style-name="ch9" chart:class="major"/>
          </chart:axis>
          <chart:series chart:style-name="ch10" chart:values-cell-range-address="'results-over-entry-4'.G2:'results-over-entry-4'.G7" chart:label-cell-address="'results-over-entry-4'.G1:'results-over-entry-4'.G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aritmética</text:p>
                <draw:g>
                  <svg:desc>'results-over-entry-4'.G1:'results-over-entry-4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(Bolha)</text:p>
                <draw:g>
                  <svg:desc>'results-over-entry-4'.A2:'results-over-entry-4'.A7</svg:desc>
                </draw:g>
              </table:table-cell>
              <table:table-cell office:value-type="float" office:value="835029.6">
                <text:p>835029.6</text:p>
                <draw:g>
                  <svg:desc>'results-over-entry-4'.G2:'results-over-entry-4'.G7</svg:desc>
                </draw:g>
              </table:table-cell>
            </table:table-row>
            <table:table-row>
              <table:table-cell office:value-type="string">
                <text:p>Selection(Seleção)</text:p>
              </table:table-cell>
              <table:table-cell office:value-type="float" office:value="410724.8">
                <text:p>410724.8</text:p>
              </table:table-cell>
            </table:table-row>
            <table:table-row>
              <table:table-cell office:value-type="string">
                <text:p>Inserction(Inserção)</text:p>
              </table:table-cell>
              <table:table-cell office:value-type="float" office:value="267.769">
                <text:p>267.769</text:p>
              </table:table-cell>
            </table:table-row>
            <table:table-row>
              <table:table-cell office:value-type="string">
                <text:p>Merge(Intercalação)</text:p>
              </table:table-cell>
              <table:table-cell office:value-type="float" office:value="29.884">
                <text:p>29.884</text:p>
              </table:table-cell>
            </table:table-row>
            <table:table-row>
              <table:table-cell office:value-type="string">
                <text:p>Quick(Rápida)</text:p>
              </table:table-cell>
              <table:table-cell office:value-type="float" office:value="46.941">
                <text:p>46.941</text:p>
              </table:table-cell>
            </table:table-row>
            <table:table-row>
              <table:table-cell office:value-type="string">
                <text:p>Heap(Pilha)</text:p>
              </table:table-cell>
              <table:table-cell office:value-type="float" office:value="123108">
                <text:p>123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